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2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95f9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fo:font-size="7pt" officeooo:rsid="015c3c06" style:font-size-asian="7pt" style:font-size-complex="7pt"/>
    </style:style>
    <style:style style:name="T14" style:family="text">
      <style:text-properties fo:font-size="7pt" style:text-underline-style="none" style:font-size-asian="7pt" style:font-size-complex="7pt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2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14"><text:placeholder text:placeholder-type="text">&lt;o.partner_id.name&gt;</text:placeholder></text:p>
            <text:p text:style-name="P1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4"><text:placeholder text:placeholder-type="text">&lt;o.partner_id.sql_customer_code&gt;</text:placeholder></text:p>
          </table:table-cell>
          <table:table-cell table:style-name="Tabella3.B2" office:value-type="string">
            <text:p text:style-name="P45"><text:span text:style-name="T11"><text:s/></text:span><text:span text:style-name="T14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5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39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text:span text:style-name="T12"> </text:span><text:span text:style-name="T1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15"><text:placeholder text:placeholder-type="text">&lt;if test='o.destination_partner_id'&gt;</text:placeholder></text:span><text:placeholder text:placeholder-type="text">&lt;get_language('DESTINATARIO', getLang())&gt;</text:placeholder><text:span text:style-name="T15"><text:placeholder text:placeholder-type="text">&lt;/if&gt;</text:placeholder></text:span></text:p>
            <text:p text:style-name="P16"><text:placeholder text:placeholder-type="text">&lt;o.destination_partner_id.name&gt;</text:placeholder></text:p>
            <text:p text:style-name="P1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20"/>
          </table:table-cell>
          <table:table-cell table:style-name="Tabella3.D1" office:value-type="string">
            <text:p text:style-name="P2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2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4">U.M.</text:p>
            </table:table-cell>
            <table:table-cell table:style-name="Tabella1.E1" office:value-type="string">
              <text:p text:style-name="P2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3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2" office:value-type="string">
            <text:p text:style-name="P3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6"><text:placeholder text:placeholder-type="text">&lt;l.product_id.default_code or ''&gt;</text:placeholder></text:p>
          </table:table-cell>
          <table:table-cell table:style-name="Tabella1.B9" office:value-type="string">
            <text:p text:style-name="P4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8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6"><text:placeholder text:placeholder-type="text">&lt;"\n%s" % l.product_id.fsc_certified_id.text if l.product_id.fsc_certified_id and company.fsc_certified and company.fsc_from_date&lt;= o.date else ''&gt;</text:placeholder></text:span><text:span text:style-name="T16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7"><text:placeholder text:placeholder-type="text">&lt;get_language('N.COLLI', getLang())&gt;</text:placeholder></text:p>
          </table:table-cell>
          <table:table-cell table:style-name="Tabella2.A1" office:value-type="string">
            <text:p text:style-name="P2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9"><text:placeholder text:placeholder-type="text">&lt;o.partner_id.phone&gt;</text:placeholder></text:p>
          </table:table-cell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A2" office:value-type="string">
            <text:p text:style-name="P57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9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8"><text:span text:style-name="T3"><text:placeholder text:placeholder-type="text">&lt;get_language('MEZZO', getLang())&gt;</text:placeholder></text:span><text:span text:style-name="T13">: </text:span><text:span text:style-name="T2"><text:placeholder text:placeholder-type="text">&lt;o.transportation_method_id.name or ''&gt;</text:placeholder></text:span></text:p>
            <text:p text:style-name="P17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60"/>
          </table:table-cell>
          <table:covered-table-cell/>
          <table:table-cell table:style-name="Tabella2.D2" table:number-columns-spanned="2" office:value-type="string">
            <text:p text:style-name="P61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4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2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8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7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8"><text:placeholder text:placeholder-type="text">&lt;get_language('NOTE', getLang())&gt;</text:placeholder></text:p>
            <text:p text:style-name="P29"><text:placeholder text:placeholder-type="text">&lt;if test='o.text_note_post'&gt;</text:placeholder></text:p>
            <text:p text:style-name="P30"><text:placeholder text:placeholder-type="text">&lt;o.text_note_post.strip()&gt;</text:placeholder></text:p>
            <text:p text:style-name="P29"><text:placeholder text:placeholder-type="text">&lt;/if&gt;</text:placeholder></text:p>
            <text:p text:style-name="P70"><text:placeholder text:placeholder-type="text">&lt;('%s\n' % o.print_volume_text) if o.print_volume_text else ''&gt;</text:placeholder><text:placeholder text:placeholder-type="text">&lt;o.note or ''&gt;</text:placeholder><text:span text:style-name="T10"><text:placeholder text:placeholder-type="text">&lt;'\n%s' % company.xfc_document_note if company.fsc_certified or  company.pefc_certified else ''&gt;</text:placeholder></text:span><text:span text:style-name="T10"><text:placeholder text:placeholder-type="text">&lt;return_note(o.partner_id.property_account_position.text_comment_ddt)&gt;</text:placeholder></text:span><text:span text:style-name="T9"><text:placeholder text:placeholder-type="text">&lt;return_note(o.partner_id.property_account_position.text_note_ddt)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<text:placeholder text:placeholder-type="text">&lt;(' - AEE n. %s' % company.header_aee) if company.header_aee else ''&gt;</text:placeholder></text:span><text:span text:style-name="MT4"><text:placeholder text:placeholder-type="text">&lt;(' - Cod. Mecc. %s' % company.header_mecc) if company.header_mecc else ''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10-28T09:39:44.826126366</dc:date>
    <meta:editing-duration>P7DT1H51M31S</meta:editing-duration>
    <meta:editing-cycles>922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26" meta:character-count="4233" meta:non-whitespace-character-count="3966"/>
    <meta:user-defined meta:name="Info 1"/>
    <meta:user-defined meta:name="Info 2"/>
    <meta:user-defined meta:name="Info 3"/>
    <meta:user-defined meta:name="Info 4"/>
  </office:meta>
</office:document-meta>
</file>